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officeooo:rsid="0015b625" officeooo:paragraph-rsid="0015b625"/>
    </style:style>
    <style:style style:name="P2" style:family="paragraph" style:parent-style-name="Text_20_body">
      <style:text-properties officeooo:rsid="0015b625" officeooo:paragraph-rsid="00161677"/>
    </style:style>
    <style:style style:name="P3" style:family="paragraph" style:parent-style-name="Text_20_body">
      <style:text-properties officeooo:rsid="00161677" officeooo:paragraph-rsid="00161677"/>
    </style:style>
    <style:style style:name="T1" style:family="text">
      <style:text-properties officeooo:rsid="0015b625"/>
    </style:style>
    <style:style style:name="T2" style:family="text">
      <style:text-properties fo:font-style="italic" style:font-style-asian="italic" style:font-style-complex="italic"/>
    </style:style>
    <style:style style:name="T3" style:family="text">
      <style:text-properties officeooo:rsid="001616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Užduotis <text:span text:style-name="T1">2020–02-20</text:span></text:p>
      <text:p text:style-name="Text_20_body"/>
      <text:p text:style-name="P3">Suprasti kas yra currying ir partial application. Turėkit galvoje, kad lambda abstraction visada yra curried, t. y. Lambda funkcijos visada priima tik po vieną parametrą. Funkcinėse programavimo kalbose keli argumentai funkcijai yra syntactic sugar. Curried funkcijos leidžia jas panaudoti kaip argumentus kitoms funkcijoms, pvz map ir filter, apie tai trumpai kitoje paskaitoje.</text:p>
      <text:p text:style-name="Text_20_body"/>
      <text:p text:style-name="P1">Naudodami Javascript, parašykite funkciją, kuri bet kuriai 2jų argumentų funkcijai atliktų <text:span text:style-name="T2">currying</text:span>.</text:p>
      <text:p text:style-name="P1"/>
      <text:p text:style-name="P1">t. y.</text:p>
      <text:p text:style-name="P1">Funckcija curry2 turi atlikti:</text:p>
      <text:p text:style-name="P1">jeigu turime funkciją sum(a,b), iškviečiama kaip sum(4,5), tai</text:p>
      <text:p text:style-name="P1"/>
      <text:p text:style-name="P1">let f2 = curry2(sum);</text:p>
      <text:p text:style-name="P1">f2 iškviečiama kaip f2(4)(5)</text:p>
      <text:p text:style-name="P1"/>
      <text:p text:style-name="P1">Žinant, kad javascripte galima gauti visus argumentus kaip masyvą, bet to galima išimti iš masyvo elementus po vieną (žr. pop arba unshift) mutuojant masyvą, pabandykite parašyti curry_n bet kuriam parametrų skaičiui <text:span text:style-name="T3">(patys, ne kopijuodami)</text:span></text:p>
      <text:p text:style-name="P1"/>
      <text:p text:style-name="P3">Literatūra:</text:p>
      <text:p text:style-name="P3"><text:a xlink:type="simple" xlink:href="https://medium.com/nexa-digital/currying-and-partial-application-composition-made-easier-30aedaa54b5f" text:style-name="Internet_20_link" text:visited-style-name="Visited_20_Internet_20_Link">https://medium.com/nexa-digital/currying-and-partial-application-composition-made-easier-30aedaa54b5f</text:a></text:p>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t" fo:country="L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2-20T00:28:40.581617952</meta:creation-date>
    <dc:date>2020-02-20T00:48:03.192837973</dc:date>
    <meta:editing-duration>PT19M22S</meta:editing-duration>
    <meta:editing-cycles>2</meta:editing-cycles>
    <meta:generator>LibreOffice/6.3.4.2$MacOSX_X86_64 LibreOffice_project/60da17e045e08f1793c57c00ba83cdfce946d0aa</meta:generator>
    <meta:document-statistic meta:table-count="0" meta:image-count="0" meta:object-count="0" meta:page-count="1" meta:paragraph-count="11" meta:word-count="125" meta:character-count="996" meta:non-whitespace-character-count="883"/>
  </office:meta>
</office:document-meta>
</file>